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8cm" style:rel-column-width="3288*"/>
    </style:style>
    <style:style style:name="Table1.C" style:family="table-column">
      <style:table-column-properties style:column-width="5.401cm" style:rel-column-width="3062*"/>
    </style:style>
    <style:style style:name="Table1.1" style:family="table-row">
      <style:table-row-properties style:row-height="1.499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ans" fo:font-size="16pt" fo:font-weight="bold" officeooo:rsid="0019f2dd" officeooo:paragraph-rsid="0019f2d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16pt" fo:font-weight="bold" officeooo:rsid="001d8fe1" officeooo:paragraph-rsid="001d8fe1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">HARTMANN</text:p>
            <text:p text:style-name="P1">FREITAG</text:p>
          </table:table-cell>
          <table:table-cell table:style-name="Table1.A1" office:value-type="string">
            <text:p text:style-name="P1">HARTMANN</text:p>
            <text:p text:style-name="P1">FREITAG</text:p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2">SPEGAR</text:p>
          </table:table-cell>
          <table:table-cell table:style-name="Table1.A2" office:value-type="string">
            <text:p text:style-name="P2">SPEGAR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HARTMANN</text:p>
            <text:p text:style-name="P1">FREITAG</text:p>
          </table:table-cell>
          <table:table-cell table:style-name="Table1.A2" office:value-type="string">
            <text:p text:style-name="P1">HARTMANN</text:p>
            <text:p text:style-name="P1">FREITAG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2:10:15.432025752</meta:creation-date>
    <dc:date>2025-03-04T13:00:16.221653355</dc:date>
    <meta:editing-duration>PT13M17S</meta:editing-duration>
    <meta:editing-cycles>3</meta:editing-cycles>
    <meta:generator>LibreOffice/24.8.5.2$Linux_X86_64 LibreOffice_project/480$Build-2</meta:generator>
    <meta:print-date>2025-03-04T12:56:04.538355962</meta:print-date>
    <meta:document-statistic meta:table-count="1" meta:image-count="0" meta:object-count="0" meta:page-count="1" meta:paragraph-count="10" meta:word-count="10" meta:character-count="72" meta:non-whitespace-character-count="72"/>
  </office:meta>
</office:document-meta>
</file>